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3.782cm"/>
    </style:style>
    <style:style style:name="co10" style:family="table-column">
      <style:table-column-properties fo:break-before="auto" style:column-width="2.836cm"/>
    </style:style>
    <style:style style:name="co11" style:family="table-column">
      <style:table-column-properties fo:break-before="auto" style:column-width="3.159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2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false"/>
    </style:style>
    <style:style style:name="ro3" style:family="table-row">
      <style:table-row-properties style:row-height="0.924cm" fo:break-before="auto" style:use-optimal-row-height="false"/>
    </style:style>
    <style:style style:name="ro4" style:family="table-row">
      <style:table-row-properties style:row-height="0.527cm" fo:break-before="auto" style:use-optimal-row-height="false"/>
    </style:style>
    <style:style style:name="ro5" style:family="table-row">
      <style:table-row-properties style:row-height="1.422cm" fo:break-before="auto" style:use-optimal-row-height="false"/>
    </style:style>
    <style:style style:name="ro6" style:family="table-row">
      <style:table-row-properties style:row-height="1.072cm" fo:break-before="auto" style:use-optimal-row-height="false"/>
    </style:style>
    <style:style style:name="ro7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6666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fo:color="#dddddd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666666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start" fo:margin-left="0cm"/>
      <style:text-properties fo:color="#dddddd" fo:font-weight="normal" style:font-weight-asian="normal" style:font-weight-complex="normal"/>
    </style:style>
    <style:style style:name="ce12" style:family="table-cell" style:parent-style-name="Default" style:data-style-name="N2">
      <style:table-cell-properties fo:border-bottom="none" fo:background-color="#eeeeee" fo:border-left="none" fo:border-right="none" fo:border-top="0.74pt solid #000000"/>
    </style:style>
    <style:style style:name="ce13" style:family="table-cell" style:parent-style-name="Default" style:data-style-name="N2">
      <style:table-cell-properties fo:background-color="#ffffff"/>
    </style:style>
    <style:style style:name="ce14" style:family="table-cell" style:parent-style-name="Default" style:data-style-name="N2">
      <style:table-cell-properties fo:background-color="#eeeeee"/>
    </style:style>
    <style:style style:name="ce15" style:family="table-cell" style:parent-style-name="Default" style:data-style-name="N2">
      <style:table-cell-properties fo:border-bottom="0.74pt solid #000000" fo:background-color="#ffffff" fo:border-left="none" fo:border-right="none" fo:border-top="none"/>
    </style:style>
    <style:style style:name="ce16" style:family="table-cell" style:parent-style-name="Default">
      <style:table-cell-properties fo:border-bottom="0.74pt solid #000000" fo:background-color="#666666" fo:border-left="none" fo:border-right="none" fo:border-top="0.74pt solid #000000"/>
    </style:style>
    <style:style style:name="ce17" style:family="table-cell" style:parent-style-name="Default" style:data-style-name="N2">
      <style:table-cell-properties fo:border-bottom="0.74pt solid #000000" fo:background-color="#666666" fo:border-left="none" fo:border-right="none" fo:border-top="0.74pt solid #000000"/>
    </style:style>
    <style:style style:name="ce18" style:family="table-cell" style:parent-style-name="Default" style:data-style-name="N136">
      <style:table-cell-properties fo:border-bottom="none" fo:background-color="#eeeeee" fo:border-left="none" fo:border-right="none" fo:border-top="0.74pt solid #000000"/>
    </style:style>
    <style:style style:name="ce19" style:family="table-cell" style:parent-style-name="Default" style:data-style-name="N136">
      <style:table-cell-properties fo:background-color="#ffffff"/>
    </style:style>
    <style:style style:name="ce20" style:family="table-cell" style:parent-style-name="Default" style:data-style-name="N136">
      <style:table-cell-properties fo:background-color="#eeeeee"/>
    </style:style>
    <style:style style:name="ce21" style:family="table-cell" style:parent-style-name="Default" style:data-style-name="N136">
      <style:table-cell-properties fo:border-bottom="0.74pt solid #000000" fo:background-color="#ffffff" fo:border-left="none" fo:border-right="none" fo:border-top="none"/>
    </style:style>
    <style:style style:name="ce22" style:family="table-cell" style:parent-style-name="Default" style:data-style-name="N136">
      <style:table-cell-properties fo:border-bottom="0.74pt solid #000000" fo:background-color="#666666" fo:border-left="none" fo:border-right="none" fo:border-top="0.74pt solid #000000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666666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fo:color="#dddddd" fo:font-weight="normal" style:font-weight-asian="normal" style:font-weight-complex="normal"/>
    </style:style>
    <style:style style:name="ce25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ackground-color="#ffffff" fo:border-left="none" fo:border-right="0.74pt solid #000000" fo:border-top="none"/>
    </style:style>
    <style:style style:name="ce27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8" style:family="table-cell" style:parent-style-name="Default" style:data-style-name="N2">
      <style:table-cell-properties fo:border-bottom="0.74pt solid #000000" fo:background-color="#ffffff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ackground-color="#666666" fo:border-left="none" fo:border-right="0.74pt solid #000000" fo:border-top="0.74pt solid #000000"/>
    </style:style>
    <style:style style:name="ce59" style:family="table-cell" style:parent-style-name="Default" style:data-style-name="N136"/>
    <style:style style:name="ce60" style:family="table-cell" style:parent-style-name="Default">
      <style:table-cell-properties fo:border-bottom="none" fo:background-color="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666666" fo:wrap-option="wrap" style:vertical-align="middle"/>
    </style:style>
    <style:style style:name="ce63" style:family="table-cell" style:parent-style-name="Default" style:data-style-name="N136">
      <style:table-cell-properties fo:border-bottom="0.74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65" style:family="table-cell" style:parent-style-name="Default">
      <style:table-cell-properties fo:border-bottom="none" fo:border-left="none" fo:border-right="0.74pt solid #000000" fo:border-top="none"/>
    </style:style>
    <style:style style:name="ce66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order-left="none" fo:border-right="0.74pt solid #000000" fo:border-top="none"/>
    </style:style>
    <style:style style:name="ce68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xample Index Composition" draw:style-name="gr1" draw:text-style-name="P1" svg:width="11.241cm" svg:height="7.492cm" svg:x="34.113cm" svg:y="7.482cm">
            <draw:object draw:notify-on-update-of-ranges="Sheet1.D3:Sheet1.D3 Sheet1.B4:Sheet1.B4 Sheet1.D4:Sheet1.D4 Sheet1.B5:Sheet1.B5 Sheet1.D5:Sheet1.D5 Sheet1.B6:Sheet1.B6 Sheet1.D6:Sheet1.D6 Sheet1.B7:Sheet1.B7 Sheet1.D7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64cm" svg:height="7.552cm" svg:x="20.558cm" svg:y="7.441cm">
            <draw:object draw:notify-on-update-of-ranges="Sheet1.C3:Sheet1.C3 Sheet1.B4:Sheet1.B4 Sheet1.C4:Sheet1.C4 Sheet1.B5:Sheet1.B5 Sheet1.C5:Sheet1.C5 Sheet1.B6:Sheet1.B6 Sheet1.C6:Sheet1.C6 Sheet1.B7:Sheet1.B7 Sheet1.C7:Sheet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223cm" svg:height="7.439cm" svg:x="20.57cm" svg:y="15.992cm">
            <draw:object draw:notify-on-update-of-ranges="Sheet1.E3:Sheet1.E3 Sheet1.B4:Sheet1.B4 Sheet1.E4:Sheet1.E4 Sheet1.B5:Sheet1.B5 Sheet1.E5:Sheet1.E5 Sheet1.B6:Sheet1.B6 Sheet1.E6:Sheet1.E6 Sheet1.B7:Sheet1.B7 Sheet1.E7:Sheet1.E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3" office:value-type="string" calcext:value-type="string" table:number-columns-spanned="5" table:number-rows-spanned="1">
            <text:p>Example Index Composition</text:p>
          </table:table-cell>
          <table:covered-table-cell table:number-columns-repeated="3" table:style-name="ce10"/>
          <table:covered-table-cell table:style-name="ce23"/>
          <table:table-cell table:style-name="ce1" table:number-columns-repeated="16378"/>
        </table:table-row>
        <table:table-row table:style-name="ro3">
          <table:table-cell table:style-name="ce2"/>
          <table:table-cell table:style-name="ce4" office:value-type="string" calcext:value-type="string">
            <text:p>Underlying Asset Symbol</text:p>
          </table:table-cell>
          <table:table-cell table:style-name="ce11" office:value-type="string" calcext:value-type="string">
            <text:p>Underlying Asset Price (USD)</text:p>
          </table:table-cell>
          <table:table-cell table:style-name="ce11" office:value-type="string" calcext:value-type="string">
            <text:p>Underlying Asset Weight</text:p>
          </table:table-cell>
          <table:table-cell table:style-name="ce11" office:value-type="string" calcext:value-type="string">
            <text:p>Underlying Asset Quantity</text:p>
          </table:table-cell>
          <table:table-cell table:style-name="ce24" office:value-type="string" calcext:value-type="string">
            <text:p>Underlying Asset Value (USD)</text:p>
          </table:table-cell>
          <table:table-cell table:style-name="ce2" table:number-columns-repeated="16378"/>
        </table:table-row>
        <table:table-row table:style-name="ro1">
          <table:table-cell/>
          <table:table-cell table:style-name="ce5" office:value-type="string" calcext:value-type="string">
            <text:p>BNB</text:p>
          </table:table-cell>
          <table:table-cell table:style-name="ce12" office:value-type="float" office:value="664.4" calcext:value-type="float">
            <text:p>664.40</text:p>
          </table:table-cell>
          <table:table-cell table:style-name="ce12" office:value-type="float" office:value="0.25" calcext:value-type="float">
            <text:p>0.25</text:p>
          </table:table-cell>
          <table:table-cell table:style-name="ce18" table:formula="of:=1000*[.D4]/[.C4]" office:value-type="float" office:value="0.376279349789284" calcext:value-type="float">
            <text:p>0.3763</text:p>
          </table:table-cell>
          <table:table-cell table:style-name="ce25" table:formula="of:=[.E4]*[.C4]" office:value-type="float" office:value="250" calcext:value-type="float">
            <text:p>250.00</text:p>
          </table:table-cell>
          <table:table-cell table:number-columns-repeated="16378"/>
        </table:table-row>
        <table:table-row table:style-name="ro1">
          <table:table-cell/>
          <table:table-cell table:style-name="ce6" office:value-type="string" calcext:value-type="string">
            <text:p>BTC</text:p>
          </table:table-cell>
          <table:table-cell table:style-name="ce13" office:value-type="float" office:value="107165.85" calcext:value-type="float">
            <text:p>107165.85</text:p>
          </table:table-cell>
          <table:table-cell table:style-name="ce13" office:value-type="float" office:value="0.35" calcext:value-type="float">
            <text:p>0.35</text:p>
          </table:table-cell>
          <table:table-cell table:style-name="ce19" table:formula="of:=1000*[.D5]/[.C5]" office:value-type="float" office:value="0.00326596579040805" calcext:value-type="float">
            <text:p>0.0033</text:p>
          </table:table-cell>
          <table:table-cell table:style-name="ce26" table:formula="of:=[.E5]*[.C5]" office:value-type="float" office:value="350" calcext:value-type="float">
            <text:p>350.00</text:p>
          </table:table-cell>
          <table:table-cell table:number-columns-repeated="16378"/>
        </table:table-row>
        <table:table-row table:style-name="ro1">
          <table:table-cell/>
          <table:table-cell table:style-name="ce7" office:value-type="string" calcext:value-type="string">
            <text:p>ETH</text:p>
          </table:table-cell>
          <table:table-cell table:style-name="ce14" office:value-type="float" office:value="2737.08" calcext:value-type="float">
            <text:p>2737.08</text:p>
          </table:table-cell>
          <table:table-cell table:style-name="ce14" office:value-type="float" office:value="0.25" calcext:value-type="float">
            <text:p>0.25</text:p>
          </table:table-cell>
          <table:table-cell table:style-name="ce20" table:formula="of:=1000*[.D6]/[.C6]" office:value-type="float" office:value="0.0913382144475134" calcext:value-type="float">
            <text:p>0.0913</text:p>
          </table:table-cell>
          <table:table-cell table:style-name="ce27" table:formula="of:=[.E6]*[.C6]" office:value-type="float" office:value="250" calcext:value-type="float">
            <text:p>250.00</text:p>
          </table:table-cell>
          <table:table-cell table:number-columns-repeated="16378"/>
        </table:table-row>
        <table:table-row table:style-name="ro1">
          <table:table-cell/>
          <table:table-cell table:style-name="ce8" office:value-type="string" calcext:value-type="string">
            <text:p>LINK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0.15" calcext:value-type="float">
            <text:p>0.15</text:p>
          </table:table-cell>
          <table:table-cell table:style-name="ce21" table:formula="of:=1000*[.D7]/[.C7]" office:value-type="float" office:value="10.3448275862069" calcext:value-type="float">
            <text:p>10.3448</text:p>
          </table:table-cell>
          <table:table-cell table:style-name="ce28" table:formula="of:=[.E7]*[.C7]" office:value-type="float" office:value="150" calcext:value-type="float">
            <text:p>150.00</text:p>
          </table:table-cell>
          <table:table-cell table:number-columns-repeated="16378"/>
        </table:table-row>
        <table:table-row table:style-name="ro4">
          <table:table-cell/>
          <table:table-cell table:style-name="ce9" office:value-type="string" calcext:value-type="string">
            <text:p>Total</text:p>
          </table:table-cell>
          <table:table-cell table:style-name="ce16"/>
          <table:table-cell table:style-name="ce17" table:formula="of:=SUM([.D4:.D7])" office:value-type="float" office:value="1" calcext:value-type="float">
            <text:p>1.00</text:p>
          </table:table-cell>
          <table:table-cell table:style-name="ce22"/>
          <table:table-cell table:style-name="ce29" table:formula="of:=SUM([.F4:.F7])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1" table:number-rows-repeated="25">
          <table:table-cell table:number-columns-repeated="16384"/>
        </table:table-row>
        <table:table-row table:style-name="ro1">
          <table:table-cell table:number-columns-repeated="13"/>
          <table:table-cell>
            <draw:frame draw:z-index="3" draw:name="Example Index Composition 1" draw:style-name="gr1" draw:text-style-name="P1" svg:width="11.191cm" svg:height="7.492cm" svg:x="0.072cm" svg:y="0.049cm">
              <draw:object draw:notify-on-update-of-ranges="Sheet1.F3:Sheet1.F3 Sheet1.B4:Sheet1.B4 Sheet1.F4:Sheet1.F4 Sheet1.B5:Sheet1.B5 Sheet1.F5:Sheet1.F5 Sheet1.B6:Sheet1.B6 Sheet1.F6:Sheet1.F6 Sheet1.B7:Sheet1.B7 Sheet1.F7:Sheet1.F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0"/>
        </table:table-row>
      </table:table>
      <table:table table:name="Sheet2" table:style-name="ta1">
        <table:shapes>
          <draw:frame draw:z-index="0" draw:style-name="gr1" draw:text-style-name="P1" svg:width="15.983cm" svg:height="6.01cm" svg:x="13.356cm" svg:y="21.921cm">
            <draw:object draw:notify-on-update-of-ranges="Sheet2.N10:Sheet2.N10 Sheet2.O10:Sheet2.P10 Sheet2.N11:Sheet2.N11 Sheet2.O11:Sheet2.P11 Sheet2.N12:Sheet2.N12 Sheet2.O12:Sheet2.P12 Sheet2.N13:Sheet2.N13 Sheet2.O13:Sheet2.P13 Sheet2.N14:Sheet2.N14 Sheet2.O14:Sheet2.P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6.079cm" svg:x="13.476cm" svg:y="14.629cm">
            <draw:object draw:notify-on-update-of-ranges="Sheet2.E18:Sheet2.E18 Sheet2.F18:Sheet2.G18 Sheet2.E19:Sheet2.E19 Sheet2.F19:Sheet2.G19 Sheet2.E20:Sheet2.E20 Sheet2.F20:Sheet2.G20 Sheet2.E21:Sheet2.E21 Sheet2.F21:Sheet2.G21 Sheet2.E22:Sheet2.E22 Sheet2.F22:Sheet2.G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5">
          <table:table-cell/>
          <table:table-cell table:style-name="ce3" office:value-type="string" calcext:value-type="string" table:number-columns-spanned="5" table:number-rows-spanned="1">
            <text:p>Example Index Composition</text:p>
          </table:table-cell>
          <table:covered-table-cell table:number-columns-repeated="3" table:style-name="ce10"/>
          <table:covered-table-cell table:style-name="ce23"/>
          <table:table-cell/>
          <table:table-cell table:style-name="ce60" office:value-type="string" calcext:value-type="string" table:number-columns-spanned="3" table:number-rows-spanned="1">
            <text:p>Example Index Order</text:p>
            <text:p><text:span text:style-name="T1">Index Quantity = 2.0</text:span></text:p>
          </table:table-cell>
          <table:covered-table-cell table:style-name="ce61"/>
          <table:covered-table-cell/>
          <table:table-cell table:number-columns-repeated="6"/>
        </table:table-row>
        <table:table-row table:style-name="ro6">
          <table:table-cell/>
          <table:table-cell table:style-name="ce4" office:value-type="string" calcext:value-type="string">
            <text:p>Underlying Asset Symbol</text:p>
          </table:table-cell>
          <table:table-cell table:style-name="ce11" office:value-type="string" calcext:value-type="string">
            <text:p>Underlying Asset Price (USD)</text:p>
          </table:table-cell>
          <table:table-cell table:style-name="ce11" office:value-type="string" calcext:value-type="string">
            <text:p>Underlying Asset Weight</text:p>
          </table:table-cell>
          <table:table-cell table:style-name="ce11" office:value-type="string" calcext:value-type="string">
            <text:p>Underlying Asset Quantity</text:p>
          </table:table-cell>
          <table:table-cell table:style-name="ce24" office:value-type="string" calcext:value-type="string">
            <text:p>Underlying Asset Value (USD)</text:p>
          </table:table-cell>
          <table:table-cell/>
          <table:table-cell table:style-name="ce4" office:value-type="string" calcext:value-type="string">
            <text:p>Underlying Asset Symbol</text:p>
          </table:table-cell>
          <table:table-cell table:style-name="ce62" office:value-type="string" calcext:value-type="string">
            <text:p>Underlying Asset Order Quantity</text:p>
          </table:table-cell>
          <table:table-cell table:style-name="ce62" office:value-type="string" calcext:value-type="string">
            <text:p>Underlying Asset Value (USD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BNB</text:p>
          </table:table-cell>
          <table:table-cell table:style-name="ce12" office:value-type="float" office:value="664.4" calcext:value-type="float">
            <text:p>664.40</text:p>
          </table:table-cell>
          <table:table-cell table:style-name="ce12" office:value-type="float" office:value="0.25" calcext:value-type="float">
            <text:p>0.25</text:p>
          </table:table-cell>
          <table:table-cell table:style-name="ce18" table:formula="of:=1000*[.D5]/[.C5]" office:value-type="float" office:value="0.376279349789284" calcext:value-type="float">
            <text:p>0.3763</text:p>
          </table:table-cell>
          <table:table-cell table:style-name="ce25" table:formula="of:=[.E5]*[.C5]" office:value-type="float" office:value="250" calcext:value-type="float">
            <text:p>250.00</text:p>
          </table:table-cell>
          <table:table-cell/>
          <table:table-cell table:style-name="ce5" office:value-type="string" calcext:value-type="string">
            <text:p>BNB</text:p>
          </table:table-cell>
          <table:table-cell table:style-name="ce18" table:formula="of:=2*[.E5]" office:value-type="float" office:value="0.752558699578567" calcext:value-type="float">
            <text:p>0.7526</text:p>
          </table:table-cell>
          <table:table-cell table:style-name="ce64" table:formula="of:=[.I5]*[.C5]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BTC</text:p>
          </table:table-cell>
          <table:table-cell table:style-name="ce13" office:value-type="float" office:value="107165.85" calcext:value-type="float">
            <text:p>107165.85</text:p>
          </table:table-cell>
          <table:table-cell table:style-name="ce13" office:value-type="float" office:value="0.35" calcext:value-type="float">
            <text:p>0.35</text:p>
          </table:table-cell>
          <table:table-cell table:style-name="ce19" table:formula="of:=1000*[.D6]/[.C6]" office:value-type="float" office:value="0.00326596579040805" calcext:value-type="float">
            <text:p>0.0033</text:p>
          </table:table-cell>
          <table:table-cell table:style-name="ce26" table:formula="of:=[.E6]*[.C6]" office:value-type="float" office:value="350" calcext:value-type="float">
            <text:p>350.00</text:p>
          </table:table-cell>
          <table:table-cell/>
          <table:table-cell table:style-name="ce6" office:value-type="string" calcext:value-type="string">
            <text:p>BTC</text:p>
          </table:table-cell>
          <table:table-cell table:style-name="ce59" table:formula="of:=2*[.E6]" office:value-type="float" office:value="0.00653193158081609" calcext:value-type="float">
            <text:p>0.0065</text:p>
          </table:table-cell>
          <table:table-cell table:style-name="ce65" table:formula="of:=[.I6]*[.C6]"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ETH</text:p>
          </table:table-cell>
          <table:table-cell table:style-name="ce14" office:value-type="float" office:value="2737.08" calcext:value-type="float">
            <text:p>2737.08</text:p>
          </table:table-cell>
          <table:table-cell table:style-name="ce14" office:value-type="float" office:value="0.25" calcext:value-type="float">
            <text:p>0.25</text:p>
          </table:table-cell>
          <table:table-cell table:style-name="ce20" table:formula="of:=1000*[.D7]/[.C7]" office:value-type="float" office:value="0.0913382144475134" calcext:value-type="float">
            <text:p>0.0913</text:p>
          </table:table-cell>
          <table:table-cell table:style-name="ce27" table:formula="of:=[.E7]*[.C7]" office:value-type="float" office:value="250" calcext:value-type="float">
            <text:p>250.00</text:p>
          </table:table-cell>
          <table:table-cell/>
          <table:table-cell table:style-name="ce7" office:value-type="string" calcext:value-type="string">
            <text:p>ETH</text:p>
          </table:table-cell>
          <table:table-cell table:style-name="ce20" table:formula="of:=2*[.E7]" office:value-type="float" office:value="0.182676428895027" calcext:value-type="float">
            <text:p>0.1827</text:p>
          </table:table-cell>
          <table:table-cell table:style-name="ce66" table:formula="of:=[.I7]*[.C7]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INK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0.15" calcext:value-type="float">
            <text:p>0.15</text:p>
          </table:table-cell>
          <table:table-cell table:style-name="ce21" table:formula="of:=1000*[.D8]/[.C8]" office:value-type="float" office:value="10.3448275862069" calcext:value-type="float">
            <text:p>10.3448</text:p>
          </table:table-cell>
          <table:table-cell table:style-name="ce28" table:formula="of:=[.E8]*[.C8]" office:value-type="float" office:value="150" calcext:value-type="float">
            <text:p>150.00</text:p>
          </table:table-cell>
          <table:table-cell/>
          <table:table-cell table:style-name="ce8" office:value-type="string" calcext:value-type="string">
            <text:p>LINK</text:p>
          </table:table-cell>
          <table:table-cell table:style-name="ce63" table:formula="of:=2*[.E8]" office:value-type="float" office:value="20.6896551724138" calcext:value-type="float">
            <text:p>20.6897</text:p>
          </table:table-cell>
          <table:table-cell table:style-name="ce67" table:formula="of:=[.I8]*[.C8]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Total</text:p>
          </table:table-cell>
          <table:table-cell table:style-name="ce16"/>
          <table:table-cell table:style-name="ce17" table:formula="of:=SUM([.D5:.D8])" office:value-type="float" office:value="1" calcext:value-type="float">
            <text:p>1.00</text:p>
          </table:table-cell>
          <table:table-cell table:style-name="ce22"/>
          <table:table-cell table:style-name="ce29" table:formula="of:=SUM([.F5:.F8])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16"/>
          <table:table-cell table:style-name="ce29" table:formula="of:=SUM([.J5:.J8])" office:value-type="float" office:value="2000" calcext:value-type="float">
            <text:p>2000</text:p>
          </table:table-cell>
          <table:table-cell table:number-columns-repeated="6"/>
        </table:table-row>
        <table:table-row table:style-name="ro7">
          <table:table-cell table:number-columns-repeated="13"/>
          <table:table-cell table:style-name="ce68" office:value-type="string" calcext:value-type="string">
            <text:p>Underlying Asset Symbol</text:p>
          </table:table-cell>
          <table:table-cell table:style-name="ce68" office:value-type="string" calcext:value-type="string">
            <text:p>1 unit of Index</text:p>
          </table:table-cell>
          <table:table-cell table:style-name="ce68" office:value-type="string" calcext:value-type="string">
            <text:p>2 units of Inde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NB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TC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ETH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LINK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Underlying Asset Symbol</text:p>
          </table:table-cell>
          <table:table-cell office:value-type="string" calcext:value-type="string">
            <text:p>1 unit of Index</text:p>
          </table:table-cell>
          <table:table-cell office:value-type="string" calcext:value-type="string">
            <text:p>2 units of Inde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NB</text:p>
          </table:table-cell>
          <table:table-cell table:style-name="ce59" office:value-type="float" office:value="0.376279349789284" calcext:value-type="float">
            <text:p>0.3763</text:p>
          </table:table-cell>
          <table:table-cell table:style-name="ce59" office:value-type="float" office:value="0.752558699578567" calcext:value-type="float">
            <text:p>0.752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TC</text:p>
          </table:table-cell>
          <table:table-cell table:style-name="ce59" office:value-type="float" office:value="0.00326596579040805" calcext:value-type="float">
            <text:p>0.0033</text:p>
          </table:table-cell>
          <table:table-cell table:style-name="ce59" office:value-type="float" office:value="0.00653193158081609" calcext:value-type="float">
            <text:p>0.00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</text:p>
          </table:table-cell>
          <table:table-cell table:style-name="ce59" office:value-type="float" office:value="0.0913382144475134" calcext:value-type="float">
            <text:p>0.0913</text:p>
          </table:table-cell>
          <table:table-cell table:style-name="ce59" office:value-type="float" office:value="0.182676428895027" calcext:value-type="float">
            <text:p>0.18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INK</text:p>
          </table:table-cell>
          <table:table-cell table:style-name="ce59" office:value-type="float" office:value="10.3448275862069" calcext:value-type="float">
            <text:p>10.3448</text:p>
          </table:table-cell>
          <table:table-cell table:style-name="ce59" office:value-type="float" office:value="20.6896551724138" calcext:value-type="float">
            <text:p>20.689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7" number:min-decimal-places="17" number:min-integer-digits="1"/>
    </number:number-style>
    <number:number-style style:name="N124">
      <number:number number:decimal-places="18" number:min-decimal-places="18" number:min-integer-digits="1"/>
    </number:number-style>
    <number:number-style style:name="N125">
      <number:number number:decimal-places="19" number:min-decimal-places="19" number:min-integer-digits="1"/>
    </number:number-style>
    <number:number-style style:name="N126">
      <number:number number:decimal-places="20" number:min-decimal-places="20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4:41:37.601470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2:40:56.003964349</meta:creation-date>
    <dc:date>2025-06-12T15:00:39.998699042</dc:date>
    <meta:editing-duration>PT32M59S</meta:editing-duration>
    <meta:editing-cycles>10</meta:editing-cycles>
    <meta:generator>LibreOffice/24.8.1.2$MacOSX_AARCH64 LibreOffice_project/87fa9aec1a63e70835390b81c40bb8993f1d4ff6</meta:generator>
    <meta:document-statistic meta:table-count="2" meta:cell-count="10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1pt" style:letter-kerning="false" style:font-size-asian="11pt" style:font-size-complex="11pt"/>
    </style:style>
  </office:automatic-styles>
  <office:body>
    <office:chart>
      <chart:chart svg:width="11.242cm" svg:height="7.493cm" xlink:href=".." xlink:type="simple" chart:class="chart:bar" chart:style-name="ch1">
        <chart:title svg:x="2.696cm" svg:y="0.284cm" chart:style-name="ch2">
          <text:p>Example Index Composition</text:p>
        </chart:title>
        <chart:subtitle svg:x="3.279cm" svg:y="1.227cm" chart:style-name="ch2">
          <text:p><text:span text:style-name="T1">Underlying Asset Weights</text:span></text:p>
        </chart:subtitle>
        <chart:legend chart:legend-position="end" svg:x="9.693cm" svg:y="2.7cm" style:legend-expansion="high" chart:style-name="ch3"/>
        <chart:plot-area chart:style-name="ch4" table:cell-range-address="Sheet1.D3:Sheet1.D7 Sheet1.B4:Sheet1.B7" chart:data-source-has-labels="both" svg:x="0.224cm" svg:y="2.045cm" svg:width="9.245cm" svg:height="5.299cm">
          <chart:coordinate-region svg:x="0.572cm" svg:y="2.045cm" svg:width="8.548cm" svg:height="4.652cm"/>
          <chart:axis chart:dimension="x" chart:name="primary-x" chart:style-name="ch5" chartooo:axis-type="auto">
            <chartooo:date-scale/>
            <chart:categories table:cell-range-address="Sheet1.D3:Sheet1.D3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D4:Sheet1.D4" chart:label-cell-address="Sheet1.B4:Sheet1.B4" chart:class="chart:bar">
            <chart:data-point/>
          </chart:series>
          <chart:series chart:attached-axis="primary-y" chart:style-name="ch11" chart:values-cell-range-address="Sheet1.D5:Sheet1.D5" chart:label-cell-address="Sheet1.B5:Sheet1.B5" chart:class="chart:bar">
            <chart:data-point/>
          </chart:series>
          <chart:series chart:attached-axis="primary-y" chart:style-name="ch12" chart:values-cell-range-address="Sheet1.D6:Sheet1.D6" chart:label-cell-address="Sheet1.B6:Sheet1.B6" chart:class="chart:bar">
            <chart:data-point/>
          </chart:series>
          <chart:series chart:attached-axis="primary-y" chart:style-name="ch13" chart:values-cell-range-address="Sheet1.D7:Sheet1.D7" chart:label-cell-address="Sheet1.B7:Sheet1.B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lying Asset Weight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Sheet1.B4:Sheet1.B4</svg:desc>
                </draw:g>
              </table:table-cell>
              <table:table-cell office:value-type="float" office:value="0.25">
                <text:p>0.25</text:p>
                <draw:g>
                  <svg:desc>Sheet1.D4:Sheet1.D4</svg:desc>
                </draw:g>
              </table:table-cell>
            </table:table-row>
            <table:table-row>
              <table:table-cell office:value-type="string">
                <text:p>BTC</text:p>
                <draw:g>
                  <svg:desc>Sheet1.B5:Sheet1.B5</svg:desc>
                </draw:g>
              </table:table-cell>
              <table:table-cell office:value-type="float" office:value="0.35">
                <text:p>0.35</text:p>
                <draw:g>
                  <svg:desc>Sheet1.D5:Sheet1.D5</svg:desc>
                </draw:g>
              </table:table-cell>
            </table:table-row>
            <table:table-row>
              <table:table-cell office:value-type="string">
                <text:p>ETH</text:p>
                <draw:g>
                  <svg:desc>Sheet1.B6:Sheet1.B6</svg:desc>
                </draw:g>
              </table:table-cell>
              <table:table-cell office:value-type="float" office:value="0.25">
                <text:p>0.25</text:p>
                <draw:g>
                  <svg:desc>Sheet1.D6:Sheet1.D6</svg:desc>
                </draw:g>
              </table:table-cell>
            </table:table-row>
            <table:table-row>
              <table:table-cell office:value-type="string">
                <text:p>LINK</text:p>
                <draw:g>
                  <svg:desc>Sheet1.B7:Sheet1.B7</svg:desc>
                </draw:g>
              </table:table-cell>
              <table:table-cell office:value-type="float" office:value="0.15">
                <text:p>0.15</text:p>
                <draw:g>
                  <svg:desc>Sheet1.D7:Sheet1.D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1.065cm" svg:height="7.553cm" xlink:href=".." xlink:type="simple" chart:class="chart:bar" chart:style-name="ch1">
        <chart:title svg:x="2.607cm" svg:y="0.286cm" chart:style-name="ch2">
          <text:p>Example Index Composition</text:p>
        </chart:title>
        <chart:subtitle svg:x="3.355cm" svg:y="1.231cm" chart:style-name="ch2">
          <text:p><text:span text:style-name="T1">Underlying Asset Prices</text:span></text:p>
        </chart:subtitle>
        <chart:legend chart:legend-position="end" svg:x="9.516cm" svg:y="2.73cm" style:legend-expansion="high" chart:style-name="ch3"/>
        <chart:plot-area chart:style-name="ch4" table:cell-range-address="Sheet1.B3:Sheet1.C7" chart:data-source-has-labels="both" svg:x="0.221cm" svg:y="2.051cm" svg:width="9.074cm" svg:height="5.351cm">
          <chart:coordinate-region svg:x="2.16cm" svg:y="2.25cm" svg:width="7.135cm" svg:height="4.953cm"/>
          <chart:axis chart:dimension="x" chart:name="primary-x" chart:style-name="ch5" chartooo:axis-type="auto">
            <chartooo:date-scale/>
            <chart:categories table:cell-range-address="Sheet1.C3:Sheet1.C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4" chart:label-cell-address="Sheet1.B4:Sheet1.B4" chart:class="chart:bar">
            <chart:data-point/>
          </chart:series>
          <chart:series chart:style-name="ch9" chart:values-cell-range-address="Sheet1.C5:Sheet1.C5" chart:label-cell-address="Sheet1.B5:Sheet1.B5" chart:class="chart:bar">
            <chart:data-point/>
          </chart:series>
          <chart:series chart:style-name="ch10" chart:values-cell-range-address="Sheet1.C6:Sheet1.C6" chart:label-cell-address="Sheet1.B6:Sheet1.B6" chart:class="chart:bar">
            <chart:data-point/>
          </chart:series>
          <chart:series chart:style-name="ch11" chart:values-cell-range-address="Sheet1.C7:Sheet1.C7" chart:label-cell-address="Sheet1.B7:Sheet1.B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lying Asset Price (USD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Sheet1.B4:Sheet1.B4</svg:desc>
                </draw:g>
              </table:table-cell>
              <table:table-cell office:value-type="float" office:value="664.4">
                <text:p>664.4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>BTC</text:p>
                <draw:g>
                  <svg:desc>Sheet1.B5:Sheet1.B5</svg:desc>
                </draw:g>
              </table:table-cell>
              <table:table-cell office:value-type="float" office:value="107165.85">
                <text:p>107165.85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>ETH</text:p>
                <draw:g>
                  <svg:desc>Sheet1.B6:Sheet1.B6</svg:desc>
                </draw:g>
              </table:table-cell>
              <table:table-cell office:value-type="float" office:value="2737.08">
                <text:p>2737.08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>LINK</text:p>
                <draw:g>
                  <svg:desc>Sheet1.B7:Sheet1.B7</svg:desc>
                </draw:g>
              </table:table-cell>
              <table:table-cell office:value-type="float" office:value="14.5">
                <text:p>14.5</text:p>
                <draw:g>
                  <svg:desc>Sheet1.C7:Sheet1.C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3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1.224cm" svg:height="7.44cm" xlink:href=".." xlink:type="simple" chart:class="chart:bar" chart:style-name="ch1">
        <chart:title svg:x="2.687cm" svg:y="0.283cm" chart:style-name="ch2">
          <text:p>Example Index Composition</text:p>
        </chart:title>
        <chart:subtitle svg:x="3.093cm" svg:y="1.225cm" chart:style-name="ch2">
          <text:p><text:span text:style-name="T1">Underlying Asset Quantities</text:span></text:p>
        </chart:subtitle>
        <chart:legend chart:legend-position="end" svg:x="9.675cm" svg:y="2.674cm" style:legend-expansion="high" chart:style-name="ch3"/>
        <chart:plot-area chart:style-name="ch4" table:cell-range-address="Sheet1.E3:Sheet1.E7 Sheet1.B4:Sheet1.B7" chart:data-source-has-labels="both" svg:x="0.224cm" svg:y="2.042cm" svg:width="9.227cm" svg:height="5.25cm">
          <chart:coordinate-region svg:x="1.766cm" svg:y="2.241cm" svg:width="7.685cm" svg:height="4.852cm"/>
          <chart:axis chart:dimension="x" chart:name="primary-x" chart:style-name="ch5" chartooo:axis-type="auto">
            <chartooo:date-scale/>
            <chart:categories table:cell-range-address="Sheet1.E3:Sheet1.E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4:Sheet1.E4" chart:label-cell-address="Sheet1.B4:Sheet1.B4" chart:class="chart:bar">
            <chart:data-point/>
          </chart:series>
          <chart:series chart:style-name="ch9" chart:values-cell-range-address="Sheet1.E5:Sheet1.E5" chart:label-cell-address="Sheet1.B5:Sheet1.B5" chart:class="chart:bar">
            <chart:data-point/>
          </chart:series>
          <chart:series chart:style-name="ch10" chart:values-cell-range-address="Sheet1.E6:Sheet1.E6" chart:label-cell-address="Sheet1.B6:Sheet1.B6" chart:class="chart:bar">
            <chart:data-point/>
          </chart:series>
          <chart:series chart:style-name="ch11" chart:values-cell-range-address="Sheet1.E7:Sheet1.E7" chart:label-cell-address="Sheet1.B7:Sheet1.B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lying Asset Quantity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Sheet1.B4:Sheet1.B4</svg:desc>
                </draw:g>
              </table:table-cell>
              <table:table-cell office:value-type="float" office:value="0.376279349789284">
                <text:p>0.376279349789284</text:p>
                <draw:g>
                  <svg:desc>Sheet1.E4:Sheet1.E4</svg:desc>
                </draw:g>
              </table:table-cell>
            </table:table-row>
            <table:table-row>
              <table:table-cell office:value-type="string">
                <text:p>BTC</text:p>
                <draw:g>
                  <svg:desc>Sheet1.B5:Sheet1.B5</svg:desc>
                </draw:g>
              </table:table-cell>
              <table:table-cell office:value-type="float" office:value="0.00326596579040805">
                <text:p>0.00326596579040805</text:p>
                <draw:g>
                  <svg:desc>Sheet1.E5:Sheet1.E5</svg:desc>
                </draw:g>
              </table:table-cell>
            </table:table-row>
            <table:table-row>
              <table:table-cell office:value-type="string">
                <text:p>ETH</text:p>
                <draw:g>
                  <svg:desc>Sheet1.B6:Sheet1.B6</svg:desc>
                </draw:g>
              </table:table-cell>
              <table:table-cell office:value-type="float" office:value="0.0913382144475134">
                <text:p>0.0913382144475134</text:p>
                <draw:g>
                  <svg:desc>Sheet1.E6:Sheet1.E6</svg:desc>
                </draw:g>
              </table:table-cell>
            </table:table-row>
            <table:table-row>
              <table:table-cell office:value-type="string">
                <text:p>LINK</text:p>
                <draw:g>
                  <svg:desc>Sheet1.B7:Sheet1.B7</svg:desc>
                </draw:g>
              </table:table-cell>
              <table:table-cell office:value-type="float" office:value="10.3448275862069">
                <text:p>10.3448275862069</text:p>
                <draw:g>
                  <svg:desc>Sheet1.E7:Sheet1.E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1pt" style:letter-kerning="false" style:font-size-asian="11pt" style:font-size-complex="11pt"/>
    </style:style>
  </office:automatic-styles>
  <office:body>
    <office:chart>
      <chart:chart svg:width="11.192cm" svg:height="7.493cm" xlink:href=".." xlink:type="simple" chart:class="chart:bar" chart:style-name="ch1">
        <chart:title svg:x="2.671cm" svg:y="0.284cm" chart:style-name="ch2">
          <text:p>Example Index Composition</text:p>
        </chart:title>
        <chart:subtitle svg:x="2.758cm" svg:y="1.227cm" chart:style-name="ch2">
          <text:p><text:span text:style-name="T1">Underlying Asset Values (USD)</text:span></text:p>
        </chart:subtitle>
        <chart:legend chart:legend-position="end" svg:x="9.643cm" svg:y="2.7cm" style:legend-expansion="high" chart:style-name="ch3"/>
        <chart:plot-area chart:style-name="ch4" table:cell-range-address="Sheet1.F3:Sheet1.F7 Sheet1.B4:Sheet1.B7" chart:data-source-has-labels="both" svg:x="0.223cm" svg:y="2.045cm" svg:width="9.197cm" svg:height="5.299cm">
          <chart:coordinate-region svg:x="0.571cm" svg:y="2.045cm" svg:width="8.202cm" svg:height="4.652cm"/>
          <chart:axis chart:dimension="x" chart:name="primary-x" chart:style-name="ch5" chartooo:axis-type="auto">
            <chartooo:date-scale/>
            <chart:categories table:cell-range-address="Sheet1.F3:Sheet1.F3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F4:Sheet1.F4" chart:label-cell-address="Sheet1.B4:Sheet1.B4" chart:class="chart:bar">
            <chart:data-point/>
          </chart:series>
          <chart:series chart:attached-axis="primary-y" chart:style-name="ch11" chart:values-cell-range-address="Sheet1.F5:Sheet1.F5" chart:label-cell-address="Sheet1.B5:Sheet1.B5" chart:class="chart:bar">
            <chart:data-point/>
          </chart:series>
          <chart:series chart:attached-axis="primary-y" chart:style-name="ch12" chart:values-cell-range-address="Sheet1.F6:Sheet1.F6" chart:label-cell-address="Sheet1.B6:Sheet1.B6" chart:class="chart:bar">
            <chart:data-point/>
          </chart:series>
          <chart:series chart:attached-axis="primary-y" chart:style-name="ch13" chart:values-cell-range-address="Sheet1.F7:Sheet1.F7" chart:label-cell-address="Sheet1.B7:Sheet1.B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lying Asset Value (USD)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Sheet1.B4:Sheet1.B4</svg:desc>
                </draw:g>
              </table:table-cell>
              <table:table-cell office:value-type="float" office:value="250">
                <text:p>250</text:p>
                <draw:g>
                  <svg:desc>Sheet1.F4:Sheet1.F4</svg:desc>
                </draw:g>
              </table:table-cell>
            </table:table-row>
            <table:table-row>
              <table:table-cell office:value-type="string">
                <text:p>BTC</text:p>
                <draw:g>
                  <svg:desc>Sheet1.B5:Sheet1.B5</svg:desc>
                </draw:g>
              </table:table-cell>
              <table:table-cell office:value-type="float" office:value="350">
                <text:p>350</text:p>
                <draw:g>
                  <svg:desc>Sheet1.F5:Sheet1.F5</svg:desc>
                </draw:g>
              </table:table-cell>
            </table:table-row>
            <table:table-row>
              <table:table-cell office:value-type="string">
                <text:p>ETH</text:p>
                <draw:g>
                  <svg:desc>Sheet1.B6:Sheet1.B6</svg:desc>
                </draw:g>
              </table:table-cell>
              <table:table-cell office:value-type="float" office:value="250">
                <text:p>250</text:p>
                <draw:g>
                  <svg:desc>Sheet1.F6:Sheet1.F6</svg:desc>
                </draw:g>
              </table:table-cell>
            </table:table-row>
            <table:table-row>
              <table:table-cell office:value-type="string">
                <text:p>LINK</text:p>
                <draw:g>
                  <svg:desc>Sheet1.B7:Sheet1.B7</svg:desc>
                </draw:g>
              </table:table-cell>
              <table:table-cell office:value-type="float" office:value="150">
                <text:p>150</text:p>
                <draw:g>
                  <svg:desc>Sheet1.F7:Sheet1.F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5.984cm" svg:height="6.011cm" xlink:href=".." xlink:type="simple" chart:class="chart:bar" chart:style-name="ch1">
        <chart:title svg:x="5.753cm" svg:y="0.255cm" chart:style-name="ch2">
          <text:p>Example Index Order</text:p>
        </chart:title>
        <chart:subtitle svg:x="5.054cm" svg:y="1.169cm" chart:style-name="ch2">
          <text:p><text:span text:style-name="T1">Underlying Assets Values (USD)</text:span></text:p>
        </chart:subtitle>
        <chart:legend chart:legend-position="end" svg:x="14.435cm" svg:y="1.959cm" style:legend-expansion="high" chart:style-name="ch3"/>
        <chart:plot-area chart:style-name="ch4" table:cell-range-address="Sheet2.N10:Sheet2.P14" chart:data-source-has-labels="both" svg:x="0.319cm" svg:y="1.958cm" svg:width="13.797cm" svg:height="3.933cm">
          <chart:coordinate-region svg:x="1.166cm" svg:y="2.157cm" svg:width="12.95cm" svg:height="3.087cm"/>
          <chart:axis chart:dimension="x" chart:name="primary-x" chart:style-name="ch5" chartooo:axis-type="auto">
            <chartooo:date-scale/>
            <chart:categories table:cell-range-address="Sheet2.O10:Sheet2.P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O11:Sheet2.P11" chart:label-cell-address="Sheet2.N11:Sheet2.N11" chart:class="chart:bar">
            <chart:data-point chart:repeated="2"/>
          </chart:series>
          <chart:series chart:style-name="ch9" chart:values-cell-range-address="Sheet2.O12:Sheet2.P12" chart:label-cell-address="Sheet2.N12:Sheet2.N12" chart:class="chart:bar">
            <chart:data-point chart:repeated="2"/>
          </chart:series>
          <chart:series chart:style-name="ch10" chart:values-cell-range-address="Sheet2.O13:Sheet2.P13" chart:label-cell-address="Sheet2.N13:Sheet2.N13" chart:class="chart:bar">
            <chart:data-point chart:repeated="2"/>
          </chart:series>
          <chart:series chart:style-name="ch11" chart:values-cell-range-address="Sheet2.O14:Sheet2.P14" chart:label-cell-address="Sheet2.N14:Sheet2.N1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unit of Index</text:p>
                <draw:g>
                  <svg:desc>Sheet2.O10:Sheet2.P10</svg:desc>
                </draw:g>
              </table:table-cell>
              <table:table-cell office:value-type="string">
                <text:p>2 units of Index</text:p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Sheet2.N11:Sheet2.N11</svg:desc>
                </draw:g>
              </table:table-cell>
              <table:table-cell office:value-type="float" office:value="250">
                <text:p>250</text:p>
                <draw:g>
                  <svg:desc>Sheet2.O11:Sheet2.P11</svg:desc>
                </draw:g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BTC</text:p>
                <draw:g>
                  <svg:desc>Sheet2.N12:Sheet2.N12</svg:desc>
                </draw:g>
              </table:table-cell>
              <table:table-cell office:value-type="float" office:value="350">
                <text:p>350</text:p>
                <draw:g>
                  <svg:desc>Sheet2.O12:Sheet2.P12</svg:desc>
                </draw:g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ETH</text:p>
                <draw:g>
                  <svg:desc>Sheet2.N13:Sheet2.N13</svg:desc>
                </draw:g>
              </table:table-cell>
              <table:table-cell office:value-type="float" office:value="250">
                <text:p>250</text:p>
                <draw:g>
                  <svg:desc>Sheet2.O13:Sheet2.P13</svg:desc>
                </draw:g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LINK</text:p>
                <draw:g>
                  <svg:desc>Sheet2.N14:Sheet2.N14</svg:desc>
                </draw:g>
              </table:table-cell>
              <table:table-cell office:value-type="float" office:value="150">
                <text:p>150</text:p>
                <draw:g>
                  <svg:desc>Sheet2.O14:Sheet2.P14</svg:desc>
                </draw:g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3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cm" svg:height="6.08cm" xlink:href=".." xlink:type="simple" chart:class="chart:bar" chart:style-name="ch1">
        <chart:title svg:x="5.761cm" svg:y="0.256cm" chart:style-name="ch2">
          <text:p>Example Index Order</text:p>
        </chart:title>
        <chart:subtitle svg:x="5.481cm" svg:y="1.171cm" chart:style-name="ch2">
          <text:p><text:span text:style-name="T1">Underlying Asset Quantities</text:span></text:p>
        </chart:subtitle>
        <chart:legend chart:legend-position="end" svg:x="14.451cm" svg:y="1.994cm" style:legend-expansion="high" chart:style-name="ch3"/>
        <chart:plot-area chart:style-name="ch4" table:cell-range-address="Sheet2.E18:Sheet2.G22" chart:data-source-has-labels="both" svg:x="0.32cm" svg:y="1.961cm" svg:width="13.811cm" svg:height="3.998cm">
          <chart:coordinate-region svg:x="1.862cm" svg:y="2.16cm" svg:width="12.269cm" svg:height="3.152cm"/>
          <chart:axis chart:dimension="x" chart:name="primary-x" chart:style-name="ch5" chartooo:axis-type="auto">
            <chartooo:date-scale/>
            <chart:categories table:cell-range-address="Sheet2.F18:Sheet2.G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F19:Sheet2.G19" chart:label-cell-address="Sheet2.E19:Sheet2.E19" chart:class="chart:bar">
            <chart:data-point chart:repeated="2"/>
          </chart:series>
          <chart:series chart:style-name="ch9" chart:values-cell-range-address="Sheet2.F20:Sheet2.G20" chart:label-cell-address="Sheet2.E20:Sheet2.E20" chart:class="chart:bar">
            <chart:data-point chart:repeated="2"/>
          </chart:series>
          <chart:series chart:style-name="ch10" chart:values-cell-range-address="Sheet2.F21:Sheet2.G21" chart:label-cell-address="Sheet2.E21:Sheet2.E21" chart:class="chart:bar">
            <chart:data-point chart:repeated="2"/>
          </chart:series>
          <chart:series chart:style-name="ch11" chart:values-cell-range-address="Sheet2.F22:Sheet2.G22" chart:label-cell-address="Sheet2.E22:Sheet2.E2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unit of Index</text:p>
                <draw:g>
                  <svg:desc>Sheet2.F18:Sheet2.G18</svg:desc>
                </draw:g>
              </table:table-cell>
              <table:table-cell office:value-type="string">
                <text:p>2 units of Index</text:p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Sheet2.E19:Sheet2.E19</svg:desc>
                </draw:g>
              </table:table-cell>
              <table:table-cell office:value-type="float" office:value="0.376279349789284">
                <text:p>0.376279349789284</text:p>
                <draw:g>
                  <svg:desc>Sheet2.F19:Sheet2.G19</svg:desc>
                </draw:g>
              </table:table-cell>
              <table:table-cell office:value-type="float" office:value="0.752558699578567">
                <text:p>0.752558699578567</text:p>
              </table:table-cell>
            </table:table-row>
            <table:table-row>
              <table:table-cell office:value-type="string">
                <text:p>BTC</text:p>
                <draw:g>
                  <svg:desc>Sheet2.E20:Sheet2.E20</svg:desc>
                </draw:g>
              </table:table-cell>
              <table:table-cell office:value-type="float" office:value="0.00326596579040805">
                <text:p>0.00326596579040805</text:p>
                <draw:g>
                  <svg:desc>Sheet2.F20:Sheet2.G20</svg:desc>
                </draw:g>
              </table:table-cell>
              <table:table-cell office:value-type="float" office:value="0.00653193158081609">
                <text:p>0.00653193158081609</text:p>
              </table:table-cell>
            </table:table-row>
            <table:table-row>
              <table:table-cell office:value-type="string">
                <text:p>ETH</text:p>
                <draw:g>
                  <svg:desc>Sheet2.E21:Sheet2.E21</svg:desc>
                </draw:g>
              </table:table-cell>
              <table:table-cell office:value-type="float" office:value="0.0913382144475134">
                <text:p>0.0913382144475134</text:p>
                <draw:g>
                  <svg:desc>Sheet2.F21:Sheet2.G21</svg:desc>
                </draw:g>
              </table:table-cell>
              <table:table-cell office:value-type="float" office:value="0.182676428895027">
                <text:p>0.182676428895027</text:p>
              </table:table-cell>
            </table:table-row>
            <table:table-row>
              <table:table-cell office:value-type="string">
                <text:p>LINK</text:p>
                <draw:g>
                  <svg:desc>Sheet2.E22:Sheet2.E22</svg:desc>
                </draw:g>
              </table:table-cell>
              <table:table-cell office:value-type="float" office:value="10.3448275862069">
                <text:p>10.3448275862069</text:p>
                <draw:g>
                  <svg:desc>Sheet2.F22:Sheet2.G22</svg:desc>
                </draw:g>
              </table:table-cell>
              <table:table-cell office:value-type="float" office:value="20.6896551724138">
                <text:p>20.68965517241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